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0b3c" officeooo:paragraph-rsid="00060b3c"/>
    </style:style>
    <style:style style:name="P2" style:family="paragraph" style:parent-style-name="Standard" style:list-style-name="L1">
      <style:text-properties officeooo:rsid="00060b3c" officeooo:paragraph-rsid="0009b01b"/>
    </style:style>
    <style:style style:name="P3" style:family="paragraph" style:parent-style-name="Standard" style:list-style-name="L1">
      <style:text-properties officeooo:rsid="0009426f" officeooo:paragraph-rsid="0009426f"/>
    </style:style>
    <style:style style:name="P4" style:family="paragraph" style:parent-style-name="Standard" style:list-style-name="L1">
      <style:text-properties officeooo:rsid="0009426f" officeooo:paragraph-rsid="0009b01b"/>
    </style:style>
    <style:style style:name="P5" style:family="paragraph" style:parent-style-name="Standard">
      <style:text-properties officeooo:rsid="0009426f" officeooo:paragraph-rsid="0009426f"/>
    </style:style>
    <style:style style:name="P6" style:family="paragraph" style:parent-style-name="Standard" style:list-style-name="L2">
      <style:text-properties officeooo:rsid="0009426f" officeooo:paragraph-rsid="0009b01b"/>
    </style:style>
    <style:style style:name="P7" style:family="paragraph" style:parent-style-name="Standard" style:list-style-name="L1">
      <style:text-properties officeooo:rsid="0009b01b" officeooo:paragraph-rsid="0009b01b"/>
    </style:style>
    <style:style style:name="P8" style:family="paragraph" style:parent-style-name="Standard">
      <style:text-properties officeooo:rsid="0009b01b" officeooo:paragraph-rsid="0009b01b"/>
    </style:style>
    <style:style style:name="P9" style:family="paragraph" style:parent-style-name="Standard" style:list-style-name="L2">
      <style:text-properties officeooo:rsid="0009b01b" officeooo:paragraph-rsid="0009b01b"/>
    </style:style>
    <style:style style:name="P10" style:family="paragraph" style:parent-style-name="Standard" style:list-style-name="L2">
      <style:text-properties officeooo:rsid="000b5515" officeooo:paragraph-rsid="000b5515"/>
    </style:style>
    <style:style style:name="T1" style:family="text">
      <style:text-properties officeooo:rsid="0009b0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80103470" text:style-name="L1">
        <text:list-item>
          <text:p text:style-name="P1">Erläuterung der Problemstellung (Relationaler Debugger)</text:p>
        </text:list-item>
        <text:list-item>
          <text:p text:style-name="P7">Paket-Struktur</text:p>
        </text:list-item>
        <text:list-item>
          <text:p text:style-name="P7">kurzer Überblick über den Entwurf</text:p>
        </text:list-item>
        <text:list-item>
          <text:p text:style-name="P4">Kennzahlen: Klassen, Pakete, Zeilen Code</text:p>
        </text:list-item>
        <text:list-item>
          <text:p text:style-name="P4"/>
        </text:list-item>
        <text:list-item>
          <text:p text:style-name="P3">Nutzertest()</text:p>
        </text:list-item>
        <text:list-item>
          <text:p text:style-name="P4">Ackermann()</text:p>
        </text:list-item>
        <text:list-item>
          <text:p text:style-name="P2">Fazit am Ende</text:p>
        </text:list-item>
        <text:list-item>
          <text:p text:style-name="P3">Animierter Bagger am Ende</text:p>
        </text:list-item>
      </text:list>
      <text:p text:style-name="P5"/>
      <text:p text:style-name="P5"/>
      <text:p text:style-name="P8">Witzig:</text:p>
      <text:list xml:id="list2354869951" text:style-name="L2">
        <text:list-item>
          <text:p text:style-name="P9">Klatschen-Schilder</text:p>
        </text:list-item>
        <text:list-item>
          <text:p text:style-name="P9">Soundbots</text:p>
        </text:list-item>
        <text:list-item>
          <text:p text:style-name="P9">Pfälzisch (Weltsprachen)</text:p>
        </text:list-item>
        <text:list-item>
          <text:p text:style-name="P6"><text:span text:style-name="T1">Liter an geweinten Tränen bei den Kennzahlen</text:span></text:p>
        </text:list-item>
        <text:list-item>
          <text:p text:style-name="P6"><text:span text:style-name="T1">Diagramme: Swing-Hasser, vorher-nachher</text:span></text:p>
        </text:list-item>
        <text:list-item>
          <text:p text:style-name="P10">Frauenquote: 50% (zwei Bagger mit Herz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2:12.335405088</meta:creation-date>
    <dc:date>2018-03-19T17:07:53.134789290</dc:date>
    <meta:editing-duration>PT15M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6" meta:word-count="61" meta:character-count="398" meta:non-whitespace-character-count="367"/>
  </office:meta>
</office:document-meta>
</file>